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76.91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19.91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83.51pt" fo:break-before="auto" style:use-optimal-row-height="false"/>
    </style:style>
    <style:style style:name="ro39" style:family="table-row">
      <style:table-row-properties style:row-height="229.75pt" fo:break-before="auto" style:use-optimal-row-height="false"/>
    </style:style>
    <style:style style:name="ro40" style:family="table-row">
      <style:table-row-properties style:row-height="94.05pt" fo:break-before="auto" style:use-optimal-row-height="false"/>
    </style:style>
    <style:style style:name="ro41"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number-columns-repeated="3"/>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7">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office:value-type="string" calcext:value-type="string">
            <text:p>周五，市场转弱，有些拉肚子。</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原因是cheese)</text:p>
          </table:table-cell>
          <table:table-cell table:style-name="ce3" office:value-type="string" calcext:value-type="string">
            <text:p>中午烧烤羊肉串， 晚上辣椒。肚子疼，吃太多辣的。</text:p>
          </table:table-cell>
          <table:table-cell table:number-columns-repeated="1013"/>
        </table:table-row>
        <table:table-row table:style-name="ro38">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office:value-type="string" calcext:value-type="string">
            <text:p>昨天拉肚子的原因是cheese. 跟alan聊收获如下， dairy对人有害， estrogen, IGF1, prostate+乳腺癌。前列腺不好就是牛奶引起的。 Stay away from icecream and cheese + yogurt. 番茄多吃，对前列腺好。 避免负面刺激。 番茄牛腩走起。 对自己造成恶性刺激的source要清除，不要好了伤疤忘了疼。不去做打卡，任何基于social media的活动都要cut。这个月美国市场不稳，美国不加仓， 主要做a50的intraday. Breach cutter overnight and during day. Cell: ultrapower saving mode → use as a tool only. </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中午鱼香肉丝，晚上饺子。</text:p>
          </table:table-cell>
          <table:table-cell table:number-columns-repeated="1013"/>
        </table:table-row>
        <table:table-row table:style-name="ro39">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office:value-type="string" calcext:value-type="string">
            <text:p>身体处于亚健康状态。 耳鸣持续了很久。手机改成黑白， 手机就是打电话接电话的东西。恢复物品本来的目的，像ancestor一样生活。第一步就是把手机的作用革除，转回电脑。从去年10年到现在2月，身体状态是下降的。这个状态是overexposure to 手机造成的。其中伤害点包括，朋友圈，打卡，几个不functional不satisfying的群组，对aplus的overexposure. 电子产品工具化： 1.改成黑白，脱离娱乐效果 2.用电子产品要问问什么，拒绝无脑使用 3.发展线下关系。学语言有这么大的negative externality还是第一次遇到，原因是朋友圈互动提高了互动频率，手机可以让人无选择connected, 没时间休息，这样exposure就大的多。自己生活：自己做饭，这个是第一点，注意饮食。手机回归打电话本质，微信回到短信本质。只是通讯录而已。微信也没办法像qq或者msn设定状态(busy隐身etc). 手机不应该作为聊天工具，人要见面。这次在海口住了三个礼拜。 有何收获？1.学做了炒牛肉和鱼香肉丝，鸡蛋饼 2.了解了牛奶的坏处 3.早晨从吃鸡蛋开始 4.手机回归接打电话的本质。5.social media不登录任何账户，force你登录的是建立addiction,不登录就没有addiction，例如wikipedia. 这个点很重要。Phone:Slot machine是不开心的源泉,sometimes you get something, sometimes you nothing。Do you want your phone to feel like a slot machine? Attention economy: companies maximize time spent on the app by making it like a slot machine. Variable schedule reward: hook model. Apps only want to hold on to your attention. Rewards of the hunt/rewards of the tribe(social). Scrolling: same as slot machine. 1.手机变成黑白 2.research variable schedule of awards. Variable ratio schedule – encouraging addiction. Fixed ratio reward: encourage quantity. Fixed interval: wage. Variable ratio: slot machine, salesmen. Variable interval: fishing, promotion.&amp;&amp;中午三文鱼，西兰花，红薯。三文鱼烤起来很快，就12分钟，上边放了cheese。这天状态不好主要因为头一天的饮食，猪肉，碳水，不健康。</text:p>
          </table:table-cell>
          <table:table-cell office:value-type="float" office:value="100" calcext:value-type="float">
            <text:p>10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5.1" calcext:value-type="float">
            <text:p>65.1</text:p>
          </table:table-cell>
          <table:table-cell office:value-type="string" calcext:value-type="string">
            <text:p>variable ratio reward</text:p>
          </table:table-cell>
          <table:table-cell table:style-name="ce3" office:value-type="string" calcext:value-type="string">
            <text:p>中午三文鱼，西兰花。晚上黑鲷鱼，柿子大头菜。</text:p>
          </table:table-cell>
          <table:table-cell table:number-columns-repeated="1013"/>
        </table:table-row>
        <table:table-row table:style-name="ro40">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office:value-type="string" calcext:value-type="string">
            <text:p>Mind + body improvement. Body: 1. work out, do 100 sit up per day 2.learn knowledge on nutrition+cooking. 3.cut all virtual activities. Stay away from phone and social media. Social media needs to be grayscale. Cut out all things with variable rewards, keep only tool apps (map). &amp;&amp; Don’t expose to unnecessary danger. Follow probability. <text:s/>Don’t put your life into hands of underpaid people. 禄薄者不可与经乱。This is why plane is safer than bus. 人很多，局面容易失控的地方少去。不去免费的地方。早晨起来状态很好，quitting phone is very beneficial. 今天：手机+电脑都是黑白，做的事情很多。手机没浪费时间。有时间背点日语单词。 下午去游泳状态也不错。初步是2月底走。Titinus+chest pain(due to bad posture). <text:s/>Ignore useless information-nothing to do with life.</text:p>
          </table:table-cell>
          <table:table-cell office:value-type="float" office:value="0" calcext:value-type="float">
            <text:p>0</text:p>
          </table:table-cell>
          <table:table-cell/>
          <table:table-cell office:value-type="string" calcext:value-type="string">
            <text:p>family</text:p>
          </table:table-cell>
          <table:table-cell office:value-type="string" calcext:value-type="string">
            <text:p>海口</text:p>
          </table:table-cell>
          <table:table-cell/>
          <table:table-cell office:value-type="float" office:value="64.9" calcext:value-type="float">
            <text:p>64.9</text:p>
          </table:table-cell>
          <table:table-cell/>
          <table:table-cell office:value-type="string" calcext:value-type="string">
            <text:p>中午：番茄牛肉，晚上：凉菜</text:p>
          </table:table-cell>
          <table:table-cell table:number-columns-repeated="1013"/>
        </table:table-row>
        <table:table-row table:style-name="ro4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office:value-type="string" calcext:value-type="string">
            <text:p>Convert HSBC HKD to USD. 2.check out hsbc china service charge (300), hk side 3 months rolling balance not enough. Lower to advance on everything.</text:p>
          </table:table-cell>
          <table:table-cell table:number-columns-repeated="5"/>
          <table:table-cell office:value-type="float" office:value="64.8" calcext:value-type="float">
            <text:p>64.8</text:p>
          </table:table-cell>
          <table:table-cell table:number-columns-repeated="1015"/>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4:35:54.577268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12T08:35:17.907404060</dc:date>
    <meta:editing-duration>PT7H3M28S</meta:editing-duration>
    <meta:editing-cycles>144</meta:editing-cycles>
    <meta:generator>LibreOffice/6.0.7.3$Linux_X86_64 LibreOffice_project/00m0$Build-3</meta:generator>
    <meta:document-statistic meta:table-count="1" meta:cell-count="991" meta:object-count="0"/>
  </office:meta>
</office:document-meta>
</file>